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9C46970.png"/>
  <manifest:file-entry manifest:media-type="image/png" manifest:full-path="Pictures/100000000000000800000008913C8356.png"/>
  <manifest:file-entry manifest:media-type="image/jpeg" manifest:full-path="Pictures/10000000000005DB000002AB6212DFC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2" svg:font-family="'Lucida Sans Unicode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" style:family="table">
      <style:table-properties style:width="17.981cm" fo:margin-left="0cm" fo:margin-right="0.021cm" table:align="margins" style:writing-mode="lr-tb"/>
    </style:style>
    <style:style style:name="Tableau.A" style:family="table-column">
      <style:table-column-properties style:column-width="1.976cm" style:rel-column-width="7200*"/>
    </style:style>
    <style:style style:name="Tableau.B" style:family="table-column">
      <style:table-column-properties style:column-width="9.105cm" style:rel-column-width="33185*"/>
    </style:style>
    <style:style style:name="Tableau.C" style:family="table-column">
      <style:table-column-properties style:column-width="1.783cm" style:rel-column-width="6499*"/>
    </style:style>
    <style:style style:name="Tableau.D" style:family="table-column">
      <style:table-column-properties style:column-width="1.319cm" style:rel-column-width="4808*"/>
    </style:style>
    <style:style style:name="Tableau.E" style:family="table-column">
      <style:table-column-properties style:column-width="0.695cm" style:rel-column-width="2532*"/>
    </style:style>
    <style:style style:name="Tableau.F" style:family="table-column">
      <style:table-column-properties style:column-width="3.103cm" style:rel-column-width="11311*"/>
    </style:style>
    <style:style style:name="Tableau.A1" style:family="table-cell">
      <style:table-cell-properties fo:background-color="#8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F1" style:family="table-cell">
      <style:table-cell-properties fo:background-color="#800000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800000" fo:border-right="none" fo:border-top="none" fo:border-bottom="0.002cm solid #800000"/>
    </style:style>
    <style:style style:name="Tableau.F2" style:family="table-cell">
      <style:table-cell-properties fo:padding="0.097cm" fo:border-left="0.002cm solid #800000" fo:border-right="0.002cm solid #800000" fo:border-top="none" fo:border-bottom="0.002cm solid #800000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-0.012cm" style:auto-text-indent="false">
        <style:tab-stops/>
      </style:paragraph-properties>
      <style:text-properties fo:color="#943634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943634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Bitstream Vera Sans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0pt" fo:language="zxx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color="#800000" style:font-name="Bitstream Vera Sans" fo:font-size="10pt" fo:language="zxx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style:font-name="Bitstream Vera Sans" fo:font-size="10pt" fo:language="zxx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Horizontal_20_Line">
      <style:text-properties fo:color="#000000"/>
    </style:style>
    <style:style style:name="P17" style:family="paragraph" style:parent-style-name="Standard">
      <style:paragraph-properties fo:margin-left="-1.034cm" fo:margin-right="-1.083cm" fo:text-indent="0cm" style:auto-text-indent="false"/>
      <style:text-properties style:font-name="Tahoma1" fo:font-size="11pt" style:font-size-asian="11pt" style:font-name-complex="Tahoma1" style:font-size-complex="11pt"/>
    </style:style>
    <style:style style:name="P18" style:family="paragraph" style:parent-style-name="Standard">
      <style:paragraph-properties fo:margin-left="-1.034cm" fo:margin-right="-1.083cm" fo:text-indent="0cm" style:auto-text-indent="false"/>
      <style:text-properties style:text-position="sub 58%" style:font-name="Tahoma1" fo:font-size="10pt" style:font-size-asian="10pt" style:font-name-complex="Tahoma1" style:font-size-complex="10pt"/>
    </style:style>
    <style:style style:name="P19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20" style:family="paragraph" style:parent-style-name="Text_20_body">
      <style:paragraph-properties fo:margin-left="-1.034cm" fo:margin-right="-1.083cm" fo:text-align="justify" style:justify-single-word="false" fo:text-indent="0cm" style:auto-text-indent="false"/>
    </style:style>
    <style:style style:name="P21" style:family="paragraph" style:parent-style-name="Table_20_Contents">
      <style:text-properties style:font-name="Bitstream Vera Sans"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Bitstream Vera Sans" fo:font-size="8pt" style:font-size-asian="8pt" style:font-size-complex="8pt"/>
    </style:style>
    <style:style style:name="P23" style:family="paragraph" style:parent-style-name="Table_20_Contents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Bitstream Vera Sans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7e0021" style:font-name="Bitstream Vera Sans" fo:font-size="8pt" fo:font-weight="bold" fo:background-color="#ffff0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end" style:justify-single-word="false"/>
      <style:text-properties fo:color="#ffffff" style:font-name="Bitstream Vera Sans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1" style:family="paragraph" style:parent-style-name="Table_20_Heading">
      <style:paragraph-properties fo:text-align="center" style:justify-single-word="false"/>
      <style:text-properties fo:color="#ffffff"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fo:color="#000000" fo:font-size="2pt" fo:font-weight="bold" style:font-size-asian="2pt" style:font-weight-asian="bold" style:font-size-complex="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Bitstream Vera Sans" fo:font-size="10pt" fo:font-weight="normal" style:font-name-asian="Bitstream Vera Sans" style:font-size-asian="10pt" style:font-weight-asian="normal" style:font-name-complex="Bitstream Vera Sans" style:font-size-complex="10pt" style:font-weight-complex="normal"/>
    </style:style>
    <style:style style:name="P35" style:family="paragraph" style:parent-style-name="Standard" style:master-page-name="Standard">
      <style:paragraph-properties style:page-number="auto"/>
      <style:text-properties fo:font-size="11pt" fo:language="zxx" fo:country="none" style:font-size-asian="11pt" style:language-asian="zxx" style:country-asian="none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" fo:font-size="9pt" fo:language="zxx" fo:country="none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" fo:font-size="2pt" fo:language="zxx" fo:country="none" fo:font-style="normal" style:text-underline-style="solid" style:text-underline-width="auto" style:text-underline-color="font-color" fo:font-weight="bold" style:font-size-asian="2pt" style:font-style-asian="normal" style:font-weight-asian="bold" style:font-size-complex="2pt" style:font-style-complex="normal" style:font-weight-complex="bold"/>
    </style:style>
    <style:style style:name="P38" style:family="paragraph">
      <style:paragraph-properties fo:text-align="start" style:writing-mode="lr-tb"/>
    </style:style>
    <style:style style:name="P39" style:family="paragraph">
      <style:paragraph-properties fo:text-align="end" style:writing-mode="lr-tb"/>
      <style:text-properties style:font-name="Bitstream Vera Sans"/>
    </style:style>
    <style:style style:name="P40" style:family="paragraph">
      <style:paragraph-properties style:writing-mode="lr-tb"/>
    </style:style>
    <style:style style:name="P41" style:family="paragraph">
      <style:paragraph-properties>
        <style:tab-stops>
          <style:tab-stop style:position="10.8cm" style:type="right"/>
        </style:tab-stops>
      </style:paragraph-properties>
    </style:style>
    <style:style style:name="P42" style:family="paragraph">
      <style:paragraph-properties style:writing-mode="lr-tb"/>
      <style:text-properties style:font-name="Arial" fo:font-size="8pt" style:font-size-asian="8pt" style:font-size-complex="8pt"/>
    </style:style>
    <style:style style:name="P43" style:family="paragraph">
      <style:paragraph-properties fo:text-align="end"/>
    </style:style>
    <style:style style:name="P44" style:family="paragraph">
      <style:paragraph-properties fo:text-align="end">
        <style:tab-stops>
          <style:tab-stop style:position="10.8cm" style:type="right"/>
        </style:tab-stops>
      </style:paragraph-properties>
    </style:style>
    <style:style style:name="P45" style:family="paragraph">
      <style:paragraph-properties style:writing-mode="lr-tb"/>
      <style:text-properties style:font-name="Bitstream Vera Sans" fo:font-size="6pt"/>
    </style:style>
    <style:style style:name="P46" style:family="paragraph">
      <style:paragraph-properties fo:text-align="center"/>
    </style:style>
    <style:style style:name="T1" style:family="text">
      <style:text-properties fo:color="#000000" style:font-name="Bitstream Vera Sans" fo:font-style="normal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2" style:family="text">
      <style:text-properties fo:color="#000000" style:font-name="Bitstream Vera Sans" fo:font-weight="bold" style:font-name-asian="Bitstream Vera Sans" style:font-weight-asian="bold" style:font-name-complex="Bitstream Vera Sans" style:font-weight-complex="bold"/>
    </style:style>
    <style:style style:name="T3" style:family="text">
      <style:text-properties fo:color="#000000" style:font-name="Bitstream Vera Sans" fo:font-weight="normal" style:font-name-asian="Bitstream Vera Sans" style:font-weight-asian="normal" style:font-name-complex="Bitstream Vera Sans" style:font-weight-complex="normal"/>
    </style:style>
    <style:style style:name="T4" style:family="text">
      <style:text-properties fo:color="#800000"/>
    </style:style>
    <style:style style:name="T5" style:family="text">
      <style:text-properties style:use-window-font-color="true" style:font-name="Bitstream Vera Sans" fo:font-size="10pt" fo:language="fr" fo:country="FR" style:font-name-asian="Times New Roman" style:font-size-asian="10pt" style:font-name-complex="Times New Roman" style:font-size-complex="10pt"/>
    </style:style>
    <style:style style:name="T6" style:family="text">
      <style:text-properties style:use-window-font-color="true" style:font-name="Bitstream Vera Sans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7" style:family="text">
      <style:text-properties style:use-window-font-color="true" style:font-name="Bitstream Vera Sans" fo:font-size="8pt" fo:language="fr" fo:country="FR" style:font-name-asian="Times New Roman" style:font-size-asian="8pt" style:font-name-complex="Times New Roman" style:font-size-complex="10pt"/>
    </style:style>
    <style:style style:name="T8" style:family="text">
      <style:text-properties fo:color="#7e0021" style:font-name="Bitstream Vera Sans" fo:font-size="9pt" fo:language="fr" fo:country="FR" style:font-name-asian="Bitstream Vera Sans" style:font-size-asian="8pt" style:font-name-complex="Bitstream Vera Sans" style:font-size-complex="9pt"/>
    </style:style>
    <style:style style:name="T9" style:family="text">
      <style:text-properties fo:color="#7e0021" style:font-name="Bitstream Vera Sans" fo:font-size="14pt" fo:language="fr" fo:country="FR" style:font-name-asian="Bitstream Vera Sans" style:font-size-asian="14pt" style:font-name-complex="Bitstream Vera Sans" style:font-size-complex="14pt"/>
    </style:style>
    <style:style style:name="T10" style:family="text">
      <style:text-properties fo:color="#7e0021" style:font-name="Bitstream Vera Sans" fo:font-size="14pt" fo:language="fr" fo:country="FR" fo:font-weight="bold" style:font-name-asian="Bitstream Vera Sans" style:font-size-asian="14pt" style:font-name-complex="Bitstream Vera Sans" style:font-size-complex="14pt" style:font-weight-complex="bold"/>
    </style:style>
    <style:style style:name="T11" style:family="text">
      <style:text-properties fo:color="#000000" style:font-name="Bitstream Vera Sans" fo:font-size="9pt" fo:language="fr" fo:country="FR" style:font-name-asian="Times New Roman" style:font-size-asian="9pt" style:font-name-complex="Times New Roman" style:font-size-complex="9pt"/>
    </style:style>
    <style:style style:name="T12" style:family="text">
      <style:text-properties style:use-window-font-color="true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3" style:family="text">
      <style:text-properties fo:color="#000000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4" style:family="text">
      <style:text-properties fo:color="#000000" style:font-name="Bitstream Vera Sans" fo:font-size="8pt" fo:language="fr" fo:country="FR" fo:font-weight="normal" style:font-name-asian="Times New Roman" style:font-size-asian="10pt" style:font-name-complex="Times New Roman" style:font-size-complex="10pt"/>
    </style:style>
    <style:style style:name="T15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6" style:family="text">
      <style:text-properties fo:color="#943634" style:font-name="Arial" fo:font-size="8pt" fo:language="fr" fo:country="FR" fo:font-weight="bold" style:font-name-asian="Times New Roman" style:font-size-asian="8pt" style:font-name-complex="Times New Roman" style:font-size-complex="8pt" style:font-weight-complex="bold"/>
    </style:style>
    <style:style style:name="T17" style:family="text">
      <style:text-properties fo:color="#943634" style:font-name="Arial" fo:font-size="8pt" fo:language="fr" fo:country="FR" style:font-name-asian="Times New Roman" style:font-size-asian="8pt" style:font-name-complex="Times New Roman" style:font-size-complex="8pt"/>
    </style:style>
    <style:style style:name="T18" style:family="text">
      <style:text-properties fo:color="#943634" style:font-name="Arial" fo:font-size="8pt" fo:language="fr" fo:country="FR" fo:font-weight="normal" style:font-name-asian="Times New Roman" style:font-size-asian="8pt" style:font-name-complex="Times New Roman" style:font-size-complex="8pt"/>
    </style:style>
    <style:style style:name="T19" style:family="text">
      <style:text-properties fo:color="#943634" style:font-name="Arial" fo:font-size="8pt" fo:font-weight="bold" style:font-name-asian="Times New Roman" style:font-size-asian="8pt" style:font-name-complex="Times New Roman" style:font-size-complex="8pt" style:font-weight-complex="bold"/>
    </style:style>
    <style:style style:name="T20" style:family="text">
      <style:text-properties fo:color="#943634" style:font-name="Arial" fo:font-size="8pt" style:font-name-asian="Times New Roman" style:font-size-asian="8pt" style:font-name-complex="Times New Roman" style:font-size-complex="8pt"/>
    </style:style>
    <style:style style:name="T21" style:family="text">
      <style:text-properties fo:color="#943634"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2" style:family="text">
      <style:text-properties fo:color="#0000ff" style:font-name="Arial" fo:font-size="8pt" style:text-underline-style="solid" style:text-underline-width="auto" style:text-underline-color="font-color" style:font-name-asian="Times New Roman" style:font-size-asian="8pt" style:font-name-complex="Times New Roman" style:font-size-complex="8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 fo:padding="0.049cm" fo:border="0.002cm solid #000000" style:shadow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auto-grow-height="false" draw:auto-grow-width="false" draw:fit-to-size="false" fo:min-height="0.48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99284c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text:anchor-type="paragraph" draw:z-index="0" draw:style-name="gr1" draw:text-style-name="P39" svg:width="9.051cm" svg:height="3.262cm" svg:x="0.012cm" svg:y="0.016cm"><draw:text-box><text:p text:style-name="P38"><text:span text:style-name="T5">Dombasle, le (DATESUIVI)</text:span></text:p><text:p text:style-name="P38"><text:span text:style-name="T5"/></text:p><text:p text:style-name="P38"><text:span text:style-name="T5"/></text:p><text:p text:style-name="P38"><text:span text:style-name="T6">Tél</text:span><text:span text:style-name="T5">. : (TELEPHONE)</text:span></text:p><text:p text:style-name="P38"><text:span text:style-name="T5"/></text:p><text:p text:style-name="P38"><text:span text:style-name="T7"/></text:p><text:p><text:span text:style-name="T8"><text:s/></text:span><text:span text:style-name="T9">(TYPESUIVI) n° </text:span><text:span text:style-name="T10">(NUMEROSUIVI)</text:span></text:p><text:p text:style-name="P38"><text:span text:style-name="T7"/></text:p><text:p text:style-name="P38"><text:span text:style-name="T11"/></text:p><text:p text:style-name="P38"><text:span text:style-name="T7"/></text:p><text:p text:style-name="P38"><text:span text:style-name="T7"/></text:p></draw:text-box></draw:frame><draw:frame text:anchor-type="paragraph" draw:z-index="1" draw:style-name="gr2" draw:text-style-name="P40" svg:width="8.614cm" svg:height="2.359cm" svg:x="9.364cm" svg:y="0.014cm"><draw:text-box><text:p text:style-name="P40"><text:span text:style-name="T12">(ADRESSE1)</text:span></text:p><text:p text:style-name="P40"><text:span text:style-name="T13">(ADRESSE2)</text:span></text:p><text:p text:style-name="P40"><text:span text:style-name="T13">(CODEPOSTAL) (VILLE)</text:span></text:p><text:p text:style-name="P40"><text:span text:style-name="T13">(PAYS)</text:span></text:p><text:p text:style-name="P40"><text:span text:style-name="T14"/></text:p><text:p text:style-name="P40"><text:span text:style-name="T15"/></text:p></draw:text-box></draw:frame></text:p>
      <text:p text:style-name="P17"/>
      <text:p text:style-name="P18"/>
      <text:p text:style-name="P19"/>
      <text:p text:style-name="P20"/>
      <text:p text:style-name="Standard"/>
      <text:p text:style-name="P11"><draw:frame draw:style-name="fr1" draw:name="Cadre1" text:anchor-type="paragraph" svg:width="18.002cm" style:rel-width="100%" draw:z-index="5"><draw:text-box fo:min-height="0.61cm"><text:p text:style-name="P33"/><text:p text:style-name="P32">(NOMSUIVI)</text:p><text:p text:style-name="P33"/></draw:text-box></draw:frame></text:p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header-rows>
          <table:table-row>
            <table:table-cell table:style-name="Tableau.A1" office:value-type="string">
              <text:p text:style-name="P31">Code</text:p>
            </table:table-cell>
            <table:table-cell table:style-name="Tableau.A1" office:value-type="string">
              <text:p text:style-name="P31">Désignation</text:p>
            </table:table-cell>
            <table:table-cell table:style-name="Tableau.A1" office:value-type="string">
              <text:p text:style-name="P31">PU Net</text:p>
            </table:table-cell>
            <table:table-cell table:style-name="Tableau.A1" office:value-type="string">
              <text:p text:style-name="P31">TVA (%)</text:p>
            </table:table-cell>
            <table:table-cell table:style-name="Tableau.A1" office:value-type="string">
              <text:p text:style-name="P31">Qté</text:p>
            </table:table-cell>
            <table:table-cell table:style-name="Tableau.F1" office:value-type="string">
              <text:p text:style-name="P31">Montant Net</text:p>
            </table:table-cell>
          </table:table-row>
        </table:table-header-rows>
        <table:table-row>
          <table:table-cell table:style-name="Tableau.A2" office:value-type="string">
            <text:p text:style-name="P21"/>
            <text:p text:style-name="P21">(CODE)</text:p>
          </table:table-cell>
          <table:table-cell table:style-name="Tableau.A2" office:value-type="string">
            <text:p text:style-name="P23">(LIBELLE)</text:p>
            <text:p text:style-name="P21">(DESCRIPTION)</text:p>
          </table:table-cell>
          <table:table-cell table:style-name="Tableau.A2" office:value-type="string">
            <text:p text:style-name="P22"/>
            <text:p text:style-name="P22">(PU)</text:p>
          </table:table-cell>
          <table:table-cell table:style-name="Tableau.A2" office:value-type="string">
            <text:p text:style-name="P22"/>
            <text:p text:style-name="P22">(TVA)</text:p>
          </table:table-cell>
          <table:table-cell table:style-name="Tableau.A2" office:value-type="string">
            <text:p text:style-name="P22"/>
            <text:p text:style-name="P22">(QTE)</text:p>
          </table:table-cell>
          <table:table-cell table:style-name="Tableau.F2" office:value-type="string">
            <text:p text:style-name="P22"/>
            <text:p text:style-name="P22">(MONTANT) €</text:p>
          </table:table-cell>
        </table:table-row>
        <table:table-row>
          <table:table-cell table:style-name="Tableau.A2" table:number-columns-spanned="5" office:value-type="string">
            <text:p text:style-name="P24">Total HT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24">(MONTANTHT) €</text:p>
          </table:table-cell>
        </table:table-row>
        <table:table-row>
          <table:table-cell table:style-name="Tableau.A2" table:number-columns-spanned="5" office:value-type="string">
            <text:p text:style-name="P25">Remise ((REMISEP100) %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25">(REMISEHT) €</text:p>
          </table:table-cell>
        </table:table-row>
        <table:table-row>
          <table:table-cell table:style-name="Tableau.A2" table:number-columns-spanned="5" office:value-type="string">
            <text:p text:style-name="P25">Dont TVA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25">(MONTANTTVA) €</text:p>
          </table:table-cell>
        </table:table-row>
        <table:table-row>
          <table:table-cell table:style-name="Tableau.A2" table:number-columns-spanned="3" office:value-type="string">
            <text:p text:style-name="P27"/>
          </table:table-cell>
          <table:covered-table-cell/>
          <table:covered-table-cell/>
          <table:table-cell table:style-name="Tableau.A1" table:number-columns-spanned="2" office:value-type="string">
            <text:p text:style-name="P29">Total TTC</text:p>
          </table:table-cell>
          <table:covered-table-cell/>
          <table:table-cell table:style-name="Tableau.F1" office:value-type="string">
            <text:p text:style-name="P29">(MONTANTTTC) €</text:p>
          </table:table-cell>
        </table:table-row>
      </table:table>
      <text:p text:style-name="P14"/>
      <text:p text:style-name="P13">CONDITIONS DE PAIEMENT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Acompte à la signature du devis : 35 %</text:p>
          </table:table-cell>
          <table:table-cell table:style-name="Tableau2.B1" office:value-type="string">
            <text:p text:style-name="P28"/>
          </table:table-cell>
        </table:table-row>
        <table:table-row>
          <table:table-cell table:style-name="Tableau2.A2" office:value-type="string">
            <text:p text:style-name="P30">Acompte au démarrage du chantier : 35 %</text:p>
          </table:table-cell>
          <table:table-cell table:style-name="Tableau2.B2" office:value-type="string">
            <text:p text:style-name="P28"/>
          </table:table-cell>
        </table:table-row>
        <table:table-row>
          <table:table-cell table:style-name="Tableau2.A2" office:value-type="string">
            <text:p text:style-name="P10">Solde à la réception du chantier : 30 %</text:p>
          </table:table-cell>
          <table:table-cell table:style-name="Tableau2.B2" office:value-type="string">
            <text:p text:style-name="P28"/>
          </table:table-cell>
        </table:table-row>
      </table:table>
      <text:p text:style-name="P37"/>
      <text:p text:style-name="P36"><text:span text:style-name="T4">Nous vous remercions de l'attention que vous portez à notre offre. Veuillez nous retourner un exemplaire du présent devis revêtu de votre signature en cas d'acceptation. Ce devis est valable 1 mois.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1">(TYPESUIVI) n° </text:span><text:span text:style-name="T3">(NUMEROSUIVI)</text:span><text:span text:style-name="T2"> </text:span><text:span text:style-name="T3">– BON POUR ACCORD : Le …......................... A ..................................</text:span></text:p>
            <text:p text:style-name="P34"/>
            <text:p text:style-name="P34">Signature précédée de la mention LU ET APPROUVÉ :</text:p>
            <text:p text:style-name="P6"/>
            <text:p text:style-name="P6"/>
            <text:p text:style-name="P12"/>
          </table:table-cell>
        </table:table-row>
      </table:table>
      <text:p text:style-name="P26"/>
      <text:p text:style-name="P7">(COMMENTA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2" svg:font-family="'Lucida Sans Unicode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iery" xlink:href="Pictures/100000000000005E0000005EB9C46970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marker draw:name="Square" svg:viewBox="0 0 10 10" svg:d="m0 0h10v10h-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text-align="end" style:justify-single-word="false" fo:keep-with-next="always"/>
      <style:text-properties style:font-name="Tahoma1" fo:font-size="18pt" fo:font-weight="bold" style:font-size-asian="16pt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Lien" style:family="paragraph" style:parent-style-name="Standard" style:class="text">
      <style:paragraph-properties fo:background-color="transparent">
        <style:tab-stops/>
        <style:background-image/>
      </style:paragraph-properties>
      <style:text-properties fo:text-transform="lowercase" fo:color="#280099" fo:font-size="10pt"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="none" style:shadow="none" text:number-lines="false" text:line-number="0" style:join-border="false">
        <style:background-image/>
      </style:paragraph-properties>
      <style:text-properties fo:color="#800000" fo:font-size="6pt" style:font-size-asian="6pt" style:font-size-complex="6pt" style:text-overline-style="solid" style:text-overline-width="auto" style:text-overline-color="#b84747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-Police_20_par_20_défaut" style:display-name="WW-Police par défaut" style:family="text"/>
    <style:style style:name="WW8Num13z0" style:family="text">
      <style:text-properties style:font-name="Tahoma1" style:font-name-asian="Times New Roman" style:font-name-complex="Tahoma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-0.012cm" style:auto-text-indent="false">
        <style:tab-stops/>
      </style:paragraph-properties>
      <style:text-properties fo:color="#943634" fo:font-size="12pt" style:font-size-asian="12pt" style:font-size-complex="12pt"/>
    </style:style>
    <style:style style:name="MP2" style:family="paragraph" style:parent-style-name="Standard">
      <style:paragraph-properties fo:text-align="start" style:justify-single-word="false">
        <style:tab-stops/>
      </style:paragraph-properties>
      <style:text-properties fo:color="#943634" fo:font-size="14pt" style:font-size-asian="14pt" style:font-size-complex="14pt"/>
    </style:style>
    <style:style style:name="MP3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4pt" style:font-size-asian="14pt" style:font-size-complex="14pt"/>
    </style:style>
    <style:style style:name="MP4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0pt" style:font-size-asian="10pt" style:font-size-complex="10pt"/>
    </style:style>
    <style:style style:name="MP5" style:family="paragraph" style:parent-style-name="Horizontal_20_Line">
      <style:text-properties fo:color="#000000"/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14pt" style:font-size-asian="14pt" style:font-size-complex="14pt"/>
    </style:style>
    <style:style style:name="MP8" style:family="paragraph">
      <style:paragraph-properties>
        <style:tab-stops>
          <style:tab-stop style:position="10.8cm" style:type="right"/>
        </style:tab-stops>
      </style:paragraph-properties>
    </style:style>
    <style:style style:name="MP9" style:family="paragraph">
      <style:paragraph-properties style:writing-mode="lr-tb"/>
      <style:text-properties style:font-name="Arial" fo:font-size="8pt" style:font-size-asian="8pt" style:font-size-complex="8pt"/>
    </style:style>
    <style:style style:name="MP10" style:family="paragraph">
      <style:paragraph-properties fo:text-align="end"/>
    </style:style>
    <style:style style:name="MP11" style:family="paragraph">
      <style:paragraph-properties fo:text-align="end">
        <style:tab-stops>
          <style:tab-stop style:position="10.8cm" style:type="right"/>
        </style:tab-stops>
      </style:paragraph-properties>
    </style:style>
    <style:style style:name="MP12" style:family="paragraph">
      <style:paragraph-properties style:writing-mode="lr-tb"/>
      <style:text-properties style:font-name="Bitstream Vera Sans" fo:font-size="6pt"/>
    </style:style>
    <style:style style:name="MT1" style:family="text">
      <style:text-properties fo:color="#943634" style:font-name="Arial" fo:font-size="8pt" fo:language="fr" fo:country="FR" fo:font-weight="bold" style:font-name-asian="Times New Roman" style:font-size-asian="8pt" style:font-name-complex="Times New Roman" style:font-size-complex="8pt" style:font-weight-complex="bold"/>
    </style:style>
    <style:style style:name="MT2" style:family="text">
      <style:text-properties fo:color="#943634" style:font-name="Arial" fo:font-size="8pt" fo:language="fr" fo:country="FR" style:font-name-asian="Times New Roman" style:font-size-asian="8pt" style:font-name-complex="Times New Roman" style:font-size-complex="8pt"/>
    </style:style>
    <style:style style:name="MT3" style:family="text">
      <style:text-properties fo:color="#943634" style:font-name="Arial" fo:font-size="8pt" fo:language="fr" fo:country="FR" fo:font-weight="normal" style:font-name-asian="Times New Roman" style:font-size-asian="8pt" style:font-name-complex="Times New Roman" style:font-size-complex="8pt"/>
    </style:style>
    <style:style style:name="MT4" style:family="text">
      <style:text-properties fo:color="#943634" style:font-name="Arial" fo:font-size="8pt" fo:font-weight="bold" style:font-name-asian="Times New Roman" style:font-size-asian="8pt" style:font-name-complex="Times New Roman" style:font-size-complex="8pt" style:font-weight-complex="bold"/>
    </style:style>
    <style:style style:name="MT5" style:family="text">
      <style:text-properties fo:color="#943634" style:font-name="Arial" fo:font-size="8pt" style:font-name-asian="Times New Roman" style:font-size-asian="8pt" style:font-name-complex="Times New Roman" style:font-size-complex="8pt"/>
    </style:style>
    <style:style style:name="MT6" style:family="text">
      <style:text-properties fo:color="#943634"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7" style:family="text">
      <style:text-properties fo:color="#0000ff" style:font-name="Arial" fo:font-size="8pt" style:text-underline-style="solid" style:text-underline-width="auto" style:text-underline-color="font-color" style:font-name-asian="Times New Roman" style:font-size-asian="8pt" style:font-name-complex="Times New Roman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99284c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8cm" fo:margin-bottom="1.501cm" fo:margin-left="1.499cm" fo:margin-right="1.499cm" fo:background-color="transparent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02cm" fo:margin-left="0cm" fo:margin-right="0.011cm" fo:margin-bottom="0.499cm" style:dynamic-spacing="false"/>
      </style:header-style>
      <style:footer-style>
        <style:header-footer-properties svg:height="1.323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 6" text:anchor-type="char" svg:x="0.056cm" svg:y="0cm" svg:width="8.347cm" svg:height="3.768cm" draw:z-index="4"><draw:image xlink:href="Pictures/10000000000005DB000002AB6212DFC2.jpg" xlink:type="simple" xlink:show="embed" xlink:actuate="onLoad"/></draw:frame><text:tab/><text:tab/><text:tab/><text:tab/><text:tab/><text:tab/><text:tab/></text:p>
        <text:p text:style-name="MP2"><text:tab/><text:tab/><text:tab/><text:tab/><text:tab/><text:tab/><text:tab/><text:tab/>Menuiseries Alu et PVC</text:p>
        <text:p text:style-name="MP2"><text:tab/><text:tab/><text:tab/><text:tab/><text:tab/><text:tab/><text:tab/><text:tab/><text:tab/>Extensions</text:p>
        <text:p text:style-name="MP3"><text:tab/><text:tab/><text:tab/><text:tab/><text:tab/><text:tab/><text:tab/><text:tab/>Agrandissements</text:p>
        <text:p text:style-name="MP3"><text:tab/><text:tab/><text:tab/><text:tab/><text:tab/><text:tab/><text:tab/><text:tab/><text:tab/>Rénovations</text:p>
        <text:p text:style-name="MP4"/>
        <text:p text:style-name="MP3"/>
        <text:p text:style-name="MP5"><draw:line text:anchor-type="paragraph" draw:z-index="7" draw:style-name="Mgr1" draw:text-style-name="MP6" svg:x1="0.011cm" svg:y1="0.185cm" svg:x2="17.957cm" svg:y2="0.185cm"><text:p/></draw:line></text:p>
        <text:p text:style-name="MP7"/>
      </style:header>
      <style:footer>
        <text:p text:style-name="Horizontal_20_Line"><draw:frame text:anchor-type="paragraph" draw:z-index="2" draw:style-name="Mgr2" draw:text-style-name="MP9" svg:width="9.034cm" svg:height="1.474cm" svg:x="0.079cm" svg:y="0.09cm"><draw:text-box><text:p text:style-name="MP8"><text:span text:style-name="MT1">SARL</text:span><text:span text:style-name="MT2"> au capital de 20.000 €</text:span></text:p><text:p><text:span text:style-name="MT1">RCS</text:span><text:span text:style-name="MT2"> : 532 482 536 – SIRET : 53248253600010 – APE : B 509 </text:span></text:p><text:p><text:span text:style-name="MT1">IBAN</text:span><text:span text:style-name="MT2"> : FR76 1470 7000 5630 8210 9024 508</text:span><text:span text:style-name="MT2"><text:tab/></text:span></text:p><text:p><text:span text:style-name="MT1">TVA Intracom</text:span><text:span text:style-name="MT2"> : FR16532482536</text:span></text:p></draw:text-box></draw:frame><draw:frame text:anchor-type="paragraph" draw:z-index="3" draw:style-name="Mgr2" draw:text-style-name="MP12" svg:width="8.956cm" svg:height="1.474cm" svg:x="9.008cm" svg:y="0.09cm"><draw:text-box><text:p text:style-name="MP10"><text:span text:style-name="MT3">41 avenue de Rosières - 54110 DOMBASLE SUR MEURTHE</text:span></text:p><text:p text:style-name="MP11"><text:span text:style-name="MT1">Standard</text:span><text:span text:style-name="MT2"> : 03 83 30 01 34 / 06 62 49 35 85</text:span></text:p><text:p text:style-name="MP11"><text:span text:style-name="MT4">RD Décennale</text:span><text:span text:style-name="MT5"> : 5091284304</text:span></text:p><text:p text:style-name="MP11"><text:span text:style-name="MT6">Mail</text:span><text:span text:style-name="MT5"> : </text:span><text:span text:style-name="MT7"><text:a xlink:href="mailto:contact@sarenov.fr">contact@sarenov.fr</text:a></text:span></text:p></draw:text-box></draw:frame><draw:line text:anchor-type="paragraph" draw:z-index="6" draw:style-name="Mgr1" draw:text-style-name="MP6" svg:x1="0.011cm" svg:y1="-0.092cm" svg:x2="17.957cm" svg:y2="-0.092cm"><text:p/></draw:line></text:p>
        <text:p text:style-name="Text_20_body"/>
        <text:p text:style-name="Text_20_body"/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ésignation</dc:title>
    <meta:initial-creator>Escaich Stéphane</meta:initial-creator>
    <meta:creation-date>2001-11-09T11:42:00</meta:creation-date>
    <dc:date>2012-04-25T19:09:24.39</dc:date>
    <meta:print-date>2012-04-25T14:56:26.68</meta:print-date>
    <dc:language>en-US</dc:language>
    <meta:editing-cycles>466</meta:editing-cycles>
    <meta:editing-duration>P2DT16H49M36S</meta:editing-duration>
    <dc:creator>Serge DE VEENE</dc:creator>
    <meta:printed-by>Isabelle </meta:printed-by>
    <meta:document-statistic meta:table-count="3" meta:image-count="1" meta:object-count="0" meta:page-count="1" meta:paragraph-count="35" meta:word-count="126" meta:character-count="818"/>
    <meta:user-defined meta:name="Info 1"/>
    <meta:user-defined meta:name="Info 2"/>
    <meta:user-defined meta:name="Info 3"/>
    <meta:user-defined meta:name="Info 4"/>
  </office:meta>
</office:document-meta>
</file>